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B0F0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ext-properties fo:color="#00B0F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262626"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262626"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262626"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JEUGDDUATLON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4">
            <text:p>Bauwens Gite</text:p>
          </table:table-cell>
          <table:table-cell office:value-type="float" office:value="40" table:style-name="ce5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Bauwens Jens</text:p>
          </table:table-cell>
          <table:table-cell office:value-type="float" office:value="41" table:formula="of:=SUM([.B3]+1)" table:style-name="ce5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llens Achiel</text:p>
          </table:table-cell>
          <table:table-cell office:value-type="float" office:value="42" table:formula="of:=SUM([.B4]+1)" table:style-name="ce5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arron Luna</text:p>
          </table:table-cell>
          <table:table-cell office:value-type="float" office:value="43" table:formula="of:=SUM([.B5]+1)" table:style-name="ce5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e Pourcq Amélie</text:p>
          </table:table-cell>
          <table:table-cell office:value-type="float" office:value="44" table:formula="of:=SUM([.B6]+1)" table:style-name="ce5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e Pourcq Maïté</text:p>
          </table:table-cell>
          <table:table-cell office:value-type="float" office:value="45" table:formula="of:=SUM([.B7]+1)" table:style-name="ce5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ecock Basile</text:p>
          </table:table-cell>
          <table:table-cell office:value-type="float" office:value="46" table:formula="of:=SUM([.B8]+1)" table:style-name="ce5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ooms Robin</text:p>
          </table:table-cell>
          <table:table-cell office:value-type="float" office:value="47" table:formula="of:=SUM([.B9]+1)" table:style-name="ce5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Helin Emile</text:p>
          </table:table-cell>
          <table:table-cell office:value-type="float" office:value="48" table:formula="of:=SUM([.B10]+1)" table:style-name="ce5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Jordens Finn</text:p>
          </table:table-cell>
          <table:table-cell office:value-type="float" office:value="49" table:formula="of:=SUM([.B11]+1)" table:style-name="ce5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Lerouge Thomas</text:p>
          </table:table-cell>
          <table:table-cell office:value-type="float" office:value="50" table:formula="of:=SUM([.B12]+1)" table:style-name="ce5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Lofcali Engin</text:p>
          </table:table-cell>
          <table:table-cell office:value-type="float" office:value="51" table:formula="of:=SUM([.B13]+1)" table:style-name="ce5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Meert Mathis</text:p>
          </table:table-cell>
          <table:table-cell office:value-type="float" office:value="52" table:formula="of:=SUM([.B14]+1)" table:style-name="ce5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vermeire Axl</text:p>
          </table:table-cell>
          <table:table-cell office:value-type="float" office:value="53" table:formula="of:=SUM([.B15]+1)" table:style-name="ce5">
            <text:p>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vermeire Floris</text:p>
          </table:table-cell>
          <table:table-cell office:value-type="float" office:value="54" table:formula="of:=SUM([.B16]+1)" table:style-name="ce5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empels Bent</text:p>
          </table:table-cell>
          <table:table-cell office:value-type="float" office:value="55" table:formula="of:=SUM([.B17]+1)" table:style-name="ce5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andeputte Fran</text:p>
          </table:table-cell>
          <table:table-cell office:value-type="float" office:value="56" table:formula="of:=SUM([.B18]+1)" table:style-name="ce5">
            <text:p>56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anhee Eden</text:p>
          </table:table-cell>
          <table:table-cell office:value-type="float" office:value="57" table:formula="of:=SUM([.B19]+1)" table:style-name="ce5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anoverbeke Loïc</text:p>
          </table:table-cell>
          <table:table-cell office:value-type="float" office:value="58" table:formula="of:=SUM([.B20]+1)" table:style-name="ce5">
            <text:p>58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anvenckenray Berten</text:p>
          </table:table-cell>
          <table:table-cell office:value-type="float" office:value="59" table:formula="of:=SUM([.B21]+1)" table:style-name="ce5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anwijnsberghe Tara</text:p>
          </table:table-cell>
          <table:table-cell office:value-type="float" office:value="60" table:formula="of:=SUM([.B22]+1)" table:style-name="ce5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Verhelst Jotte</text:p>
          </table:table-cell>
          <table:table-cell office:value-type="float" office:value="61" table:formula="of:=SUM([.B23]+1)" table:style-name="ce7">
            <text:p>6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Miserez Keano</text:p>
          </table:table-cell>
          <table:table-cell office:value-type="float" office:value="62" table:style-name="ce9">
            <text:p>62</text:p>
          </table:table-cell>
          <table:table-cell table:number-columns-repeated="16382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xana</meta:initial-creator>
    <dc:creator>Jonas</dc:creator>
    <meta:creation-date>2024-04-28T14:50:10Z</meta:creation-date>
    <dc:date>2024-04-30T07:47:57Z</dc:date>
  </office:meta>
</office:document-meta>
</file>